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sically we have anomalies if we have imperfect database design. For resolving this issue we have Normalization.</text:p>
      <text:p text:style-name="Standard"/>
      <text:p text:style-name="Standard"><text:s/>We are having basically three types of normalization techniques:</text:p>
      <text:p text:style-name="Standard">1: 1NF(First Normal Form)</text:p>
      <text:p text:style-name="Standard">2: 2NF(Second Normal Form)</text:p>
      <text:p text:style-name="Standard">3: 3NF(Third Normal Form)</text:p>
      <text:p text:style-name="Standard"/>
      <text:p text:style-name="Standard">Also, we have an additional normalization form I.e. Boyce Codd Normal Form.</text:p>
      <text:p text:style-name="Standard">Now, if we talk about the normalization forms briefly:</text:p>
      <text:p text:style-name="Standard"/>
      <text:p text:style-name="Standard">1: 1NF(First Normal Form): Basically it says that all the values should be atomic in nature.There should not be multiple values.</text:p>
      <text:p text:style-name="Standard"/>
      <text:p text:style-name="Standard">2: 2NF(Second Normal Form): Basically it says that <text:s/>the table must be in its First Normal Form(1NF) and there should not be any partial dependency like one column of the table(say x) is dependent on another column(say y) and this column(y) is dependent on another column(say z).</text:p>
      <text:p text:style-name="Standard"/>
      <text:p text:style-name="Standard">3: 3NF(Third Normal Form): Basically it says that the table must be in its Second Normal Form(3NF) and there should not be any transitive dependency.</text:p>
      <text:p text:style-name="Standard"/>
      <text:p text:style-name="Standard">Boyc Codd Normal Form: A table is said to be in BCNF if it is in 3NF and for every functional dependency X-&gt;Y, X should be the super key of the t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ubham Joshi</meta:initial-creator>
    <meta:creation-date>2018-08-22T10:19:42.88</meta:creation-date>
    <meta:document-statistic meta:table-count="0" meta:image-count="0" meta:object-count="0" meta:page-count="1" meta:paragraph-count="11" meta:word-count="184" meta:character-count="1088"/>
    <dc:date>2018-08-22T10:46:08.14</dc:date>
    <dc:creator>Shubham Joshi</dc:creator>
    <meta:editing-duration>PT9M3S</meta:editing-duration>
    <meta:editing-cycles>1</meta:editing-cycles>
    <meta:generator>OpenOffice/4.1.1$Win32 OpenOffice.org_project/411m6$Build-9775</meta:generator>
  </office:meta>
</office:document-meta>
</file>